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3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3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23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23.609cm" svg:y1="1.875cm" svg:x2="21.828cm" svg:y2="1.893cm" draw:start-shape="id1" draw:start-glue-point="3" svg:d="M23609 1875h-1140v18h-641" svg:viewBox="0 0 1782 19">
            <text:p/>
          </draw:connector>
          <draw:frame draw:style-name="gr4" draw:text-style-name="P4" xml:id="id1" draw:id="id1" draw:layer="layout" svg:width="4.474cm" svg:height="0.789cm" svg:x="23.6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30.845cm" svg:y1="3.082cm" svg:x2="28.612cm" svg:y2="2.983cm" draw:start-shape="id2" draw:start-glue-point="3" svg:d="M30845 3082h-1366v-99h-867" svg:viewBox="0 0 2234 100">
            <text:p/>
          </draw:connector>
          <draw:frame draw:style-name="gr6" draw:text-style-name="P4" xml:id="id2" draw:id="id2" draw:layer="layout" svg:width="3.429cm" svg:height="0.662cm" svg:x="30.845cm" svg:y="2.751cm">
            <draw:text-box>
              <text:p text:style-name="P5">Desirable to do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2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2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2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2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8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9" draw:text-style-name="P4" draw:layer="layout" svg:width="4.182cm" svg:height="0.662cm" svg:x="23.615cm" svg:y="2.724cm">
              <draw:text-box>
                <text:p><text:span text:style-name="T2">Task needed to finish</text:span></text:p>
              </draw:text-box>
            </draw:frame>
          </draw:g>
          <draw:connector draw:style-name="gr8" draw:text-style-name="P3" draw:layer="layout" svg:x1="23.42cm" svg:y1="3.024cm" svg:x2="21.955cm" svg:y2="3.005cm" svg:d="M234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0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2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8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8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1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2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8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3" draw:text-style-name="P4" draw:layer="layout" svg:width="5.207cm" svg:height="0.647cm" svg:x="30.5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30.337cm" svg:y1="1.915cm" svg:x2="28.662cm" svg:y2="1.891cm" svg:d="M30337 1915h-837v-24h-838" svg:viewBox="0 0 1676 25">
            <text:p/>
          </draw:connector>
          <draw:connector draw:style-name="gr7" draw:text-style-name="P3" draw:layer="layout" svg:x1="30.363cm" svg:y1="1.903cm" svg:x2="28.688cm" svg:y2="1.879cm" svg:d="M303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4" draw:text-style-name="P6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15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16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17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18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19" draw:text-style-name="P6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0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1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11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8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8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17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2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  <draw:frame draw:style-name="gr23" draw:text-style-name="P6" draw:layer="layout" svg:width="6.191cm" svg:height="4.114cm" svg:x="43.037cm" svg:y="18.421cm">
            <draw:text-box>
              <text:p>Features dependent on DB changes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1-16T15:47:54.662385355</dc:date>
    <dc:creator>Steven Huss-Lederman</dc:creator>
    <meta:editing-duration>PT2H3M57S</meta:editing-duration>
    <meta:editing-cycles>20</meta:editing-cycles>
    <meta:generator>LibreOffice/7.1.8.1$MacOSX_X86_64 LibreOffice_project/e1f30c802c3269a1d052614453f260e49458c82c</meta:generator>
    <meta:document-statistic meta:object-count="85"/>
  </office:meta>
</office:document-meta>
</file>